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86a" officeooo:paragraph-rsid="0011c86a"/>
    </style:style>
    <style:style style:name="P2" style:family="paragraph" style:parent-style-name="Table_20_Contents">
      <style:text-properties officeooo:rsid="0011c86a" officeooo:paragraph-rsid="0015cd31"/>
    </style:style>
    <style:style style:name="P3" style:family="paragraph" style:parent-style-name="Table_20_Contents">
      <style:text-properties officeooo:rsid="0013c300" officeooo:paragraph-rsid="0013c300"/>
    </style:style>
    <style:style style:name="P4" style:family="paragraph" style:parent-style-name="Table_20_Contents">
      <style:text-properties officeooo:rsid="0013c300" officeooo:paragraph-rsid="0015cd31"/>
    </style:style>
    <style:style style:name="P5" style:family="paragraph" style:parent-style-name="Table_20_Contents">
      <style:text-properties officeooo:rsid="0013feab" officeooo:paragraph-rsid="0013feab"/>
    </style:style>
    <style:style style:name="P6" style:family="paragraph" style:parent-style-name="Table_20_Contents">
      <style:text-properties officeooo:rsid="0013feab" officeooo:paragraph-rsid="0017aecb"/>
    </style:style>
    <style:style style:name="P7" style:family="paragraph" style:parent-style-name="Table_20_Contents">
      <style:text-properties officeooo:rsid="0015cd31" officeooo:paragraph-rsid="0015cd31"/>
    </style:style>
    <style:style style:name="P8" style:family="paragraph" style:parent-style-name="Table_20_Contents">
      <style:text-properties officeooo:rsid="0011c86a" officeooo:paragraph-rsid="0015cd31" fo:background-color="#ffff00"/>
    </style:style>
    <style:style style:name="P9" style:family="paragraph" style:parent-style-name="Table_20_Contents">
      <style:text-properties officeooo:rsid="0015cd31" officeooo:paragraph-rsid="0016bfeb" fo:background-color="#ffffff"/>
    </style:style>
    <style:style style:name="P10" style:family="paragraph" style:parent-style-name="Table_20_Contents">
      <style:text-properties officeooo:rsid="0017a253" officeooo:paragraph-rsid="0017a253" fo:background-color="#ffffff"/>
    </style:style>
    <style:style style:name="P11" style:family="paragraph" style:parent-style-name="Table_20_Contents">
      <style:text-properties officeooo:rsid="0013feab" officeooo:paragraph-rsid="0017aecb" fo:background-color="#ffffff"/>
    </style:style>
    <style:style style:name="P12" style:family="paragraph" style:parent-style-name="Table_20_Contents">
      <style:text-properties officeooo:rsid="0016bfeb" officeooo:paragraph-rsid="0016bfeb"/>
    </style:style>
    <style:style style:name="P13" style:family="paragraph" style:parent-style-name="Text_20_body">
      <style:text-properties officeooo:rsid="001895f7" officeooo:paragraph-rsid="001895f7"/>
    </style:style>
    <style:style style:name="P14" style:family="paragraph" style:parent-style-name="Text_20_body">
      <style:text-properties fo:font-size="16pt" officeooo:rsid="001895f7" officeooo:paragraph-rsid="001895f7" style:font-size-asian="16pt" style:font-size-complex="16pt"/>
    </style:style>
    <style:style style:name="P15" style:family="paragraph" style:parent-style-name="Text_20_body">
      <style:text-properties officeooo:rsid="00194732" officeooo:paragraph-rsid="00194732"/>
    </style:style>
    <style:style style:name="P16" style:family="paragraph" style:parent-style-name="Table_20_Contents">
      <style:text-properties officeooo:rsid="0017aecb" officeooo:paragraph-rsid="0017aecb" fo:background-color="#ffffff"/>
    </style:style>
    <style:style style:name="P17" style:family="paragraph" style:parent-style-name="Table_20_Contents">
      <style:text-properties officeooo:rsid="0015cd31" officeooo:paragraph-rsid="001b01f4"/>
    </style:style>
    <style:style style:name="P18" style:family="paragraph" style:parent-style-name="Table_20_Contents">
      <style:text-properties officeooo:rsid="0015cd31" officeooo:paragraph-rsid="001bf149"/>
    </style:style>
    <style:style style:name="P19" style:family="paragraph" style:parent-style-name="Text_20_body">
      <style:text-properties fo:font-style="normal" officeooo:rsid="001895f7" officeooo:paragraph-rsid="001895f7" style:font-style-asian="normal" style:font-style-complex="normal"/>
    </style:style>
    <style:style style:name="T1" style:family="text">
      <style:text-properties officeooo:rsid="0015cd3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3feab" fo:background-color="#ffff00" loext:char-shading-value="0"/>
    </style:style>
    <style:style style:name="T4" style:family="text">
      <style:text-properties officeooo:rsid="0015cd31" fo:background-color="#ffff00" loext:char-shading-value="0"/>
    </style:style>
    <style:style style:name="T5" style:family="text">
      <style:text-properties officeooo:rsid="0017aecb" fo:background-color="#ffff00" loext:char-shading-value="0"/>
    </style:style>
    <style:style style:name="T6" style:family="text">
      <style:text-properties officeooo:rsid="001b01f4" fo:background-color="#ffff00" loext:char-shading-value="0"/>
    </style:style>
    <style:style style:name="T7" style:family="text">
      <style:text-properties officeooo:rsid="001d7c26" fo:background-color="#ffff00" loext:char-shading-value="0"/>
    </style:style>
    <style:style style:name="T8" style:family="text">
      <style:text-properties officeooo:rsid="0016bfeb"/>
    </style:style>
    <style:style style:name="T9" style:family="text">
      <style:text-properties fo:background-color="#ffffff" loext:char-shading-value="0"/>
    </style:style>
    <style:style style:name="T10" style:family="text">
      <style:text-properties officeooo:rsid="0015cd31" fo:background-color="#ffffff" loext:char-shading-value="0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b01f4" fo:background-color="#ffffff" loext:char-shading-value="0"/>
    </style:style>
    <style:style style:name="T13" style:family="text">
      <style:text-properties officeooo:rsid="001bf149" fo:background-color="#ffffff" loext:char-shading-value="0"/>
    </style:style>
    <style:style style:name="T14" style:family="text">
      <style:text-properties officeooo:rsid="0017aec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signing a level for the Cavedwellers -game</text:p>
      <text:p text:style-name="P13"/>
      <text:p text:style-name="P13">A level-map is actually just an rgba -image (like a png) which you can create with any decent paint-program. I use Gimp 2.8 , but you might even use mspaint.</text:p>
      <text:p text:style-name="P13">Every tile in the level is described by a 4x4 matrix of pixels in the level-map. The meaning of every pixel and their possible values are listed in the table below (each table cell represents a pixel in the level-map).</text:p>
      <text:p text:style-name="P13">A bit of explanation of what is meant by certain terms in the table:</text:p>
      <text:p text:style-name="P13"><text:span text:style-name="T15">keystone</text:span>: the stone that is removed when all monsters of a level are dead AND when a following level exists. This is value (0,0,255) at pixel (1,3) as seen in the table. If a next level exists, then an offset location is expected at pixel (2,1) of the form (0,x,y).</text:p>
      <text:p text:style-name="P13"><text:span text:style-name="T15">trigger stone</text:span>: this is a stone that can be shot. When shot, it is removed, showing the background tile behind it. A triggerId is then expected at pixel (2,1). All tiles marked with a triggergroup (at pixel (1,4) ) equal to this triggerId are then shown (they were invisible before).</text:p>
      <text:p text:style-name="P13"><text:span text:style-name="T15">triggergroup</text:span>: when the triggergroup of a tile equals (0,0,0), it is shown when the level is loaded. Otherwise it is hidden on load, but it will be made visible when the matching <text:span text:style-name="T16">trigger stone</text:span><text:span text:style-name="T17"> is shot.</text:span></text:p>
      <text:p text:style-name="P19"/>
      <text:p text:style-name="P15"><text:span text:style-name="T17">The easiest way to add a level to the game is by adding it to the </text:span><text:span text:style-name="T18">LevelTextures</text:span><text:span text:style-name="T17"> array of the </text:span><text:span text:style-name="T18">World</text:span><text:span text:style-name="T17"> -object of an existing stage. You will have to make sure that the new level connects nicely to the previous last level of that stage. 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The actual tile used on this maplocation.</text:p>
            <text:p text:style-name="P3">Choices:</text:p>
            <text:p text:style-name="P3">(0,0,255) <text:span text:style-name="T2">wall</text:span></text:p>
            <text:p text:style-name="P3">(255,0,0) <text:span text:style-name="T2">grass</text:span></text:p>
            <text:p text:style-name="P5">(255,0,1) <text:span text:style-name="T2">gray floor tile</text:span></text:p>
            <text:p text:style-name="P5">(255,0,2) <text:span text:style-name="T2">gray floor tile with a bit of grass on the bottom</text:span></text:p>
            <text:p text:style-name="P17">(255,0,3) <text:span text:style-name="T3">gray floor tile with a bit of grass on the </text:span><text:span text:style-name="T2">right</text:span></text:p>
            <text:p text:style-name="P17"><text:span text:style-name="T11">(255,0,</text:span><text:span text:style-name="T12">4</text:span><text:span text:style-name="T11">) </text:span><text:span text:style-name="T3">gray floor tile with a bit of grass on the </text:span><text:span text:style-name="T6">top</text:span></text:p>
            <text:p text:style-name="P18"><text:span text:style-name="T12">(255,0,</text:span><text:span text:style-name="T13">5</text:span><text:span text:style-name="T12">) </text:span><text:span text:style-name="T3">gray floor tile with a bit of grass on the </text:span><text:span text:style-name="T7">left</text:span></text:p>
            <text:p text:style-name="P11">----------------------------</text:p>
            <text:p text:style-name="P11"><text:span text:style-name="T14">(0,0,0) </text:span><text:span text:style-name="T5">nothing (default background color)</text:span></text:p>
          </table:table-cell>
          <table:table-cell table:style-name="Table1.A1" office:value-type="string">
            <text:p text:style-name="P1">The <text:span text:style-name="T1">pickup/</text:span>monster /<text:span text:style-name="T8">ornament</text:span> that is positioned in this maplocation, black for none.</text:p>
            <text:p text:style-name="P3">Supported monsters:</text:p>
            <text:p text:style-name="P3">(255,255,0) <text:span text:style-name="T4">alien</text:span></text:p>
            <text:p text:style-name="P3">(255,255,1) <text:span text:style-name="T4">big green</text:span></text:p>
            <text:p text:style-name="P7">supported pickups:</text:p>
            <text:p text:style-name="P7">(255,0,255) <text:span text:style-name="T2">ammo</text:span></text:p>
            <text:p text:style-name="P7">(255,1,255) <text:span text:style-name="T2">health</text:span></text:p>
            <text:p text:style-name="P9">supported ornaments:</text:p>
            <text:p text:style-name="P12"><text:span text:style-name="T10">(0,1,255) </text:span><text:span text:style-name="T2">fountain</text:span></text:p>
            <text:p text:style-name="P10">(0,2,255) <text:span text:style-name="T2">knight statue</text:span></text:p>
            <text:p text:style-name="P11">----------------------------</text:p>
            <text:p text:style-name="P11"><text:span text:style-name="T14">(0,0,0) </text:span><text:span text:style-name="T5">nothing</text:span></text:p>
          </table:table-cell>
          <table:table-cell table:style-name="Table1.A1" office:value-type="string">
            <text:p text:style-name="P1">Flag:</text:p>
            <text:p text:style-name="P1"><text:span text:style-name="T14">(255,255,255)</text:span>: spawnpoint</text:p>
            <text:p text:style-name="P1">(0,0,255): <text:span text:style-name="T2">keystone</text:span></text:p>
            <text:p text:style-name="P1">(0,0,254): <text:span text:style-name="T2">trigger stone</text:span></text:p>
            <text:p text:style-name="P11">----------------------------</text:p>
            <text:p text:style-name="P11"><text:span text:style-name="T14">(0,0,0) </text:span><text:span text:style-name="T5">nothing</text:span></text:p>
          </table:table-cell>
          <table:table-cell table:style-name="Table1.D1" office:value-type="string">
            <text:p text:style-name="P3">the id of the <text:span text:style-name="T2">triggergroup</text:span> (triggerid)</text:p>
            <text:p text:style-name="P11">----------------------------</text:p>
            <text:p text:style-name="P11"><text:span text:style-name="T14">(0,0,0) </text:span><text:span text:style-name="T5">default triggergroup</text:span></text:p>
          </table:table-cell>
        </table:table-row>
        <table:table-row>
          <table:table-cell table:style-name="Table1.A2" office:value-type="string">
            <text:p text:style-name="P2">If the Flag is 'keystone'</text:p>
            <text:p text:style-name="P2">Location to start drawing the next level:</text:p>
            <text:p text:style-name="P8">(0,x,y)</text:p>
            <text:p text:style-name="P4">If the Flag is 'trigger':</text:p>
            <text:p text:style-name="P3">the id of the triggergroup it triggers (aka the <text:span text:style-name="T2">triggerid</text:span>)</text:p>
            <text:p text:style-name="P11">----------------------------</text:p>
            <text:p text:style-name="P16">otherwise: (0,0,0) </text:p>
            <text:p text:style-name="P3"/>
          </table:table-cell>
          <table:table-cell table:style-name="Table1.A2" office:value-type="string">
            <text:p text:style-name="P5">Unused for now <text:span text:style-name="T14">(0,0,0)</text:span></text:p>
          </table:table-cell>
          <table:table-cell table:style-name="Table1.A2" office:value-type="string">
            <text:p text:style-name="P6">Unused for now <text:span text:style-name="T14">(0,0,0)</text:span></text:p>
          </table:table-cell>
          <table:table-cell table:style-name="Table1.D2" office:value-type="string">
            <text:p text:style-name="P6">Unused for now <text:span text:style-name="T14">(0,0,0)</text:span></text:p>
          </table:table-cell>
        </table:table-row>
        <table:table-row>
          <table:table-cell table:style-name="Table1.A2" office:value-type="string">
            <text:p text:style-name="P6">Unused for now <text:span text:style-name="T14">(0,0,0)</text:span></text:p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6">Unused for now <text:span text:style-name="T14">(0,0,0)</text:span></text:p>
          </table:table-cell>
          <table:table-cell table:style-name="Table1.A2" office:value-type="string">
            <text:p text:style-name="P6">Unused for now <text:span text:style-name="T14">(0,0,0)</text:span></text:p>
          </table:table-cell>
          <table:table-cell table:style-name="Table1.D2" office:value-type="string">
            <text:p text:style-name="P6">Unused for now <text:span text:style-name="T14">(0,0,0)</text:span></text:p>
          </table:table-cell>
        </table:table-row>
        <table:table-row>
          <table:table-cell table:style-name="Table1.A2" office:value-type="string">
            <text:p text:style-name="P6">Unused for now <text:span text:style-name="T14">(0,0,0)</text:span></text:p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2" office:value-type="string">
            <text:p text:style-name="P6">Unused for now <text:span text:style-name="T14">(0,0,0)</text:span></text:p>
          </table:table-cell>
          <table:table-cell table:style-name="Table1.A2" office:value-type="string">
            <text:p text:style-name="P6">Unused for now <text:span text:style-name="T14">(0,0,0)</text:span></text:p>
          </table:table-cell>
          <table:table-cell table:style-name="Table1.D2" office:value-type="string">
            <text:p text:style-name="P6">Unused for now <text:span text:style-name="T14">(0,0,0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0:54:31.855000000</meta:creation-date>
    <dc:date>2016-02-15T22:29:12.595000000</dc:date>
    <meta:editing-duration>PT1H12M53S</meta:editing-duration>
    <meta:editing-cycles>10</meta:editing-cycles>
    <meta:generator>LibreOffice/5.0.4.2$Windows_X86_64 LibreOffice_project/2b9802c1994aa0b7dc6079e128979269cf95bc78</meta:generator>
    <meta:document-statistic meta:table-count="1" meta:image-count="0" meta:object-count="0" meta:page-count="2" meta:paragraph-count="58" meta:word-count="474" meta:character-count="2822" meta:non-whitespace-character-count="2404"/>
  </office:meta>
</office:document-meta>
</file>